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60%" draw:textarea-horizontal-align="justify" draw:textarea-vertical-align="top" draw:auto-grow-height="false" fo:min-height="13.466cm" fo:min-width="24.646cm" draw:shadow="hidden"/>
    </style:style>
    <style:style style:name="gr2" style:family="graphic" style:parent-style-name="standard">
      <style:graphic-properties draw:fill-color="#00ff7f" draw:textarea-vertical-align="top" draw:auto-grow-height="false" fo:min-height="1.201cm" fo:min-width="15.375cm"/>
    </style:style>
    <style:style style:name="gr3" style:family="graphic" style:parent-style-name="standard">
      <style:graphic-properties draw:textarea-horizontal-align="justify" draw:textarea-vertical-align="top" draw:auto-grow-height="false" fo:min-height="1.274cm" fo:min-width="4.58cm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0.731cm" fo:min-width="1.932cm"/>
    </style:style>
    <style:style style:name="gr5" style:family="graphic" style:parent-style-name="standard">
      <style:graphic-properties draw:fill-color="#00ff7f" draw:textarea-vertical-align="top" draw:auto-grow-height="false" fo:min-height="1.202cm" fo:min-width="15.375cm"/>
    </style:style>
    <style:style style:name="gr6" style:family="graphic" style:parent-style-name="standard">
      <style:graphic-properties draw:fill-color="#00ff7f" draw:textarea-vertical-align="top" draw:auto-grow-height="false" fo:min-height="1.303cm" fo:min-width="15.375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6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gradient" draw:fill-color="#cfe7f5" draw:fill-gradient-name="VRT_20_Light_20_Axial_20_H" draw:textarea-horizontal-align="justify" draw:textarea-vertical-align="bottom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svg:stroke-opacity="60%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svg:stroke-opacity="60%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bottom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bottom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bottom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1" style:family="graphic" style:parent-style-name="objectwithoutfill">
      <style:graphic-properties draw:marker-start="Circle" draw:marker-end="" draw:marker-end-width="0.3cm" draw:fill="none"/>
    </style:style>
    <style:style style:name="gr42" style:family="graphic" style:parent-style-name="objectwithoutfill">
      <style:graphic-properties svg:stroke-color="#ed1c24" draw:marker-start="Circle" draw:marker-end="" draw:marker-end-width="0.3cm" draw:fill="none"/>
    </style:style>
    <style:style style:name="gr43" style:family="graphic" style:parent-style-name="objectwithoutfill">
      <style:graphic-properties svg:stroke-color="#fff200" draw:marker-start="Circle" draw:marker-end="" draw:marker-end-width="0.3cm" draw:fill="none"/>
    </style:style>
    <style:style style:name="gr44" style:family="graphic" style:parent-style-name="objectwithoutfill">
      <style:graphic-properties svg:stroke-color="#0073bc" draw:marker-start="Circle" draw:marker-end="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60%"/>
      <style:paragraph-properties fo:text-align="center"/>
    </style:style>
    <style:style style:name="P3" style:family="paragraph">
      <loext:graphic-properties draw:fill-color="#00ff7f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text-align="center"/>
      <style:text-properties fo:color="#fff200" fo:font-size="12pt"/>
    </style:style>
    <style:style style:name="P1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color="#ed1c24" fo:font-size="12pt"/>
    </style:style>
    <style:style style:name="P15" style:family="paragraph">
      <loext:graphic-properties draw:fill="none" draw:fill-color="#ffffff"/>
      <style:paragraph-properties fo:text-align="center"/>
      <style:text-properties fo:color="#0073bc" fo:font-size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200" fo:font-size="12pt"/>
    </style:style>
    <style:style style:name="T4" style:family="text">
      <style:text-properties fo:font-size="12pt"/>
    </style:style>
    <style:style style:name="T5" style:family="text">
      <style:text-properties fo:color="#ed1c24" fo:font-size="12pt"/>
    </style:style>
    <style:style style:name="T6" style:family="text">
      <style:text-properties fo:color="#0073bc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146cm" svg:height="13.716cm" svg:x="1.27cm" svg:y="1.143cm">
          <text:p text:style-name="P1">Main 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5.875cm" svg:height="1.451cm" svg:x="1.813cm" svg:y="1.905cm"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1.524cm" svg:x="12.446cm" svg:y="2.667cm">
          <text:p text:style-name="P1">bond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24cm" svg:x="7.246cm" svg:y="2.693cm">
          <text:p text:style-name="P1">bond0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2.432cm" svg:height="0.981cm" svg:x="4.658cm" svg:y="3.129cm">
          <text:p text:style-name="P1">NIC2</text:p>
          <text:p text:style-name="P1">52:54:00:00:25:11</text:p>
          <text:p text:style-name="P1">192.168.25.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32cm" svg:height="0.981cm" svg:x="7.258cm" svg:y="3.129cm">
          <text:p text:style-name="P1">NIC3</text:p>
          <text:p text:style-name="P1">52:54:00:00:26:11</text:p>
          <text:p text:style-name="P1">192.168.26.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32cm" svg:height="0.981cm" svg:x="9.858cm" svg:y="3.129cm">
          <text:p text:style-name="P1">NIC4</text:p>
          <text:p text:style-name="P1">52:54:00:00:26:21</text:p>
          <text:p text:style-name="P1"><text:span text:style-name="T1">192.168.26.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32cm" svg:height="0.981cm" svg:x="12.458cm" svg:y="3.129cm">
          <text:p text:style-name="P1">NIC5</text:p>
          <text:p text:style-name="P1">52:54:00:00:27:11</text:p>
          <text:p text:style-name="P1">192.168.27.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32cm" svg:height="0.981cm" svg:x="15.058cm" svg:y="3.129cm">
          <text:p text:style-name="P1">NIC6</text:p>
          <text:p text:style-name="P1">52:54:00:00:27:21</text:p>
          <text:p text:style-name="P1"><text:span text:style-name="T1">192.168.27.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7" draw:id="id17" draw:layer="layout" svg:width="2.432cm" svg:height="0.981cm" svg:x="2.058cm" svg:y="3.129cm">
          <text:p text:style-name="P1">NIC1</text:p>
          <text:p text:style-name="P1">&lt;random_mac&gt;</text:p>
          <text:p text:style-name="P1">192.168.100.x/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5.875cm" svg:height="1.452cm" svg:x="1.813cm" svg:y="6.604cm"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1.524cm" svg:x="12.446cm" svg:y="7.393cm">
          <text:p text:style-name="P1">bond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24cm" svg:x="7.246cm" svg:y="7.393cm">
          <text:p text:style-name="P1">bond0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2.432cm" svg:height="0.981cm" svg:x="4.658cm" svg:y="7.829cm">
          <text:p text:style-name="P1">NIC2</text:p>
          <text:p text:style-name="P1">52:54:00:00:25:11</text:p>
          <text:p text:style-name="P1">192.168.25.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3" draw:id="id13" draw:layer="layout" svg:width="2.432cm" svg:height="0.981cm" svg:x="7.258cm" svg:y="7.829cm">
          <text:p text:style-name="P1">NIC3</text:p>
          <text:p text:style-name="P1">52:54:00:00:26:11</text:p>
          <text:p text:style-name="P1">192.168.26.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4" draw:id="id14" draw:layer="layout" svg:width="2.432cm" svg:height="0.981cm" svg:x="9.858cm" svg:y="7.829cm">
          <text:p text:style-name="P1">NIC4</text:p>
          <text:p text:style-name="P1">52:54:00:00:26:21</text:p>
          <text:p text:style-name="P1"><text:span text:style-name="T1">192.168.26.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" draw:id="id15" draw:layer="layout" svg:width="2.432cm" svg:height="0.981cm" svg:x="12.458cm" svg:y="7.829cm">
          <text:p text:style-name="P1">NIC5</text:p>
          <text:p text:style-name="P1">52:54:00:00:27:11</text:p>
          <text:p text:style-name="P1">192.168.27.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2.432cm" svg:height="0.981cm" svg:x="15.058cm" svg:y="7.829cm">
          <text:p text:style-name="P1">NIC6</text:p>
          <text:p text:style-name="P1">52:54:00:00:27:21</text:p>
          <text:p text:style-name="P1"><text:span text:style-name="T1">192.168.27.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432cm" svg:height="0.981cm" svg:x="2.058cm" svg:y="7.829cm">
          <text:p text:style-name="P1">NIC1</text:p>
          <text:p text:style-name="P1">&lt;random_mac&gt;</text:p>
          <text:p text:style-name="P1">192.168.100.x/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5.875cm" svg:height="1.553cm" svg:x="1.813cm" svg:y="11.303cm"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1.524cm" svg:x="12.446cm" svg:y="12.192cm">
          <text:p text:style-name="P1">bond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24cm" svg:x="7.239cm" svg:y="12.192cm">
          <text:p text:style-name="P1">bond0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432cm" svg:height="0.981cm" svg:x="4.658cm" svg:y="12.629cm">
          <text:p text:style-name="P1">NIC2</text:p>
          <text:p text:style-name="P1">52:54:00:00:25:11</text:p>
          <text:p text:style-name="P1">192.168.25.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2.432cm" svg:height="0.981cm" svg:x="7.258cm" svg:y="12.629cm">
          <text:p text:style-name="P1">NIC3</text:p>
          <text:p text:style-name="P1">52:54:00:00:26:11</text:p>
          <text:p text:style-name="P1">192.168.26.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2.432cm" svg:height="0.981cm" svg:x="9.858cm" svg:y="12.629cm">
          <text:p text:style-name="P1">NIC4</text:p>
          <text:p text:style-name="P1">52:54:00:00:26:21</text:p>
          <text:p text:style-name="P1"><text:span text:style-name="T1">192.168.26.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2.432cm" svg:height="0.981cm" svg:x="12.458cm" svg:y="12.629cm">
          <text:p text:style-name="P1">NIC5</text:p>
          <text:p text:style-name="P1">52:54:00:00:27:11</text:p>
          <text:p text:style-name="P1">192.168.27.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" draw:id="id10" draw:layer="layout" svg:width="2.432cm" svg:height="0.981cm" svg:x="15.058cm" svg:y="12.629cm">
          <text:p text:style-name="P1">NIC6</text:p>
          <text:p text:style-name="P1">52:54:00:00:27:21</text:p>
          <text:p text:style-name="P1"><text:span text:style-name="T1">192.168.27.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2.432cm" svg:height="0.981cm" svg:x="2.058cm" svg:y="12.629cm">
          <text:p text:style-name="P1">NIC1</text:p>
          <text:p text:style-name="P1">&lt;random_mac&gt;</text:p>
          <text:p text:style-name="P1">192.168.100.x/24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lue-point draw:id="4" svg:x="-3.959cm" svg:y="-3.825cm"/>
          <draw:path draw:style-name="gr7" draw:text-style-name="P5" draw:layer="layout" svg:width="0.831cm" svg:height="0.749cm" svg:x="21.645cm" svg:y="8.771cm" svg:viewBox="0 0 832 750" svg:d="M0 750c362 0 832-214 832-428 0-215-14-322-278-322 0 230-554 443-554 750z">
            <text:p/>
          </draw:path>
          <draw:path draw:style-name="gr8" draw:text-style-name="P7" draw:layer="layout" svg:width="2.032cm" svg:height="1.286cm" svg:x="20.219cm" svg:y="8.271cm" svg:viewBox="0 0 2033 1287" svg:d="M2033 0c0 0 0 858 0 643 1 376-439 644-1015 644-577 0-1017-268-1018-644 1 1 0-268 0-643 0 375 462 643 1017 643s1016-268 1016-643z">
            <text:p text:style-name="P6"><text:span text:style-name="T2">virbr2</text:span></text:p>
          </draw:path>
          <draw:path draw:style-name="gr9" draw:text-style-name="P8" draw:layer="layout" svg:width="2.032cm" svg:height="1.284cm" svg:x="20.166cm" svg:y="7.646cm" svg:viewBox="0 0 2033 1285" svg:d="M1016 0c577 0 1017 278 1017 642 0 365-440 643-1017 643-576 0-1016-278-1016-643 0-364 440-642 1016-642z">
            <text:p/>
          </draw:path>
          <draw:polygon draw:style-name="gr10" draw:text-style-name="P9" draw:layer="layout" svg:width="0.554cm" svg:height="0.321cm" svg:x="21.275cm" svg:y="8.343cm" svg:viewBox="0 0 555 322" draw:points="278,0 185,54 555,268 462,322 92,107 0,161 0,0">
            <text:p/>
          </draw:polygon>
          <draw:polygon draw:style-name="gr11" draw:text-style-name="P9" draw:layer="layout" svg:width="0.553cm" svg:height="0.321cm" svg:x="20.536cm" svg:y="7.914cm" svg:viewBox="0 0 554 322" draw:points="462,214 554,161 554,322 277,322 369,268 0,54 92,0">
            <text:p/>
          </draw:polygon>
          <draw:polygon draw:style-name="gr12" draw:text-style-name="P9" draw:layer="layout" svg:width="0.554cm" svg:height="0.321cm" svg:x="20.536cm" svg:y="8.343cm" svg:viewBox="0 0 555 322" draw:points="92,214 463,0 555,54 185,268 277,322 0,322 0,161">
            <text:p/>
          </draw:polygon>
          <draw:polygon draw:style-name="gr13" draw:text-style-name="P9" draw:layer="layout" svg:width="0.553cm" svg:height="0.321cm" svg:x="21.275cm" svg:y="7.914cm" svg:viewBox="0 0 554 322" draw:points="369,54 277,0 554,0 554,161 462,107 92,322 0,268">
            <text:p/>
          </draw:polygon>
          <draw:path draw:style-name="gr14" draw:text-style-name="P10" draw:layer="layout" svg:width="2.033cm" svg:height="1.928cm" svg:x="20.166cm" svg:y="7.646cm" svg:viewBox="0 0 2034 1929" svg:d="M1016 0c577 0 1018 279 1018 643l-1 643c0 375-462 643-1016 643s-1017-268-1017-643c0 0 1-643 0-644 0-364 440-642 1016-642z">
            <text:p/>
          </draw:path>
        </draw:g>
        <draw:frame draw:style-name="gr15" draw:text-style-name="P11" draw:layer="layout" svg:width="3.683cm" svg:height="1.673cm" svg:x="22.252cm" svg:y="7.834cm">
          <draw:text-box>
            <text:p text:style-name="P1"><text:span text:style-name="T3">control_network</text:span></text:p>
            <text:p text:style-name="P1"><text:span text:style-name="T3">192.168.26.0/24</text:span></text:p>
            <text:p text:style-name="P1"><text:span text:style-name="T3">192.168.26.1</text:span></text:p>
          </draw:text-box>
        </draw:frame>
        <draw:g xml:id="id2" draw:id="id2">
          <draw:path draw:style-name="gr16" draw:text-style-name="P5" draw:layer="layout" svg:width="0.831cm" svg:height="0.749cm" svg:x="21.636cm" svg:y="3.972cm" svg:viewBox="0 0 832 750" svg:d="M0 750c362 0 832-214 832-428 0-215-14-322-278-322 0 230-554 443-554 750z">
            <text:p/>
          </draw:path>
          <draw:path draw:style-name="gr17" draw:text-style-name="P12" draw:layer="layout" svg:width="2.032cm" svg:height="1.286cm" svg:x="20.21cm" svg:y="3.472cm" svg:viewBox="0 0 2033 1287" svg:d="M2033 0c0 0 0 858 0 643 1 376-439 644-1015 644-577 0-1017-268-1018-644 1 1 0-268 0-643 0 375 462 643 1017 643s1016-268 1016-643z">
            <text:p text:style-name="P6"><text:span text:style-name="T2">virbr0</text:span></text:p>
          </draw:path>
          <draw:path draw:style-name="gr18" draw:text-style-name="P8" draw:layer="layout" svg:width="2.032cm" svg:height="1.284cm" svg:x="20.157cm" svg:y="2.847cm" svg:viewBox="0 0 2033 1285" svg:d="M1016 0c577 0 1017 278 1017 642 0 365-440 643-1017 643-576 0-1016-278-1016-643 0-364 440-642 1016-642z">
            <text:p/>
          </draw:path>
          <draw:polygon draw:style-name="gr19" draw:text-style-name="P9" draw:layer="layout" svg:width="0.554cm" svg:height="0.321cm" svg:x="21.266cm" svg:y="3.544cm" svg:viewBox="0 0 555 322" draw:points="278,0 185,54 555,268 462,322 92,107 0,161 0,0">
            <text:p/>
          </draw:polygon>
          <draw:polygon draw:style-name="gr20" draw:text-style-name="P9" draw:layer="layout" svg:width="0.553cm" svg:height="0.321cm" svg:x="20.527cm" svg:y="3.115cm" svg:viewBox="0 0 554 322" draw:points="462,214 554,161 554,322 277,322 369,268 0,54 92,0">
            <text:p/>
          </draw:polygon>
          <draw:polygon draw:style-name="gr21" draw:text-style-name="P9" draw:layer="layout" svg:width="0.554cm" svg:height="0.321cm" svg:x="20.527cm" svg:y="3.544cm" svg:viewBox="0 0 555 322" draw:points="92,214 463,0 555,54 185,268 277,322 0,322 0,161">
            <text:p/>
          </draw:polygon>
          <draw:polygon draw:style-name="gr22" draw:text-style-name="P9" draw:layer="layout" svg:width="0.553cm" svg:height="0.321cm" svg:x="21.266cm" svg:y="3.115cm" svg:viewBox="0 0 554 322" draw:points="369,54 277,0 554,0 554,161 462,107 92,322 0,268">
            <text:p/>
          </draw:polygon>
          <draw:path draw:style-name="gr23" draw:text-style-name="P10" draw:layer="layout" svg:width="2.033cm" svg:height="1.928cm" svg:x="20.157cm" svg:y="2.847cm" svg:viewBox="0 0 2034 1929" svg:d="M1016 0c577 0 1018 279 1018 643l-1 643c0 375-462 643-1016 643s-1017-268-1017-643c0 0 1-643 0-644 0-364 440-642 1016-642z">
            <text:p/>
          </draw:path>
        </draw:g>
        <draw:frame draw:style-name="gr24" draw:text-style-name="P13" draw:layer="layout" svg:width="4.046cm" svg:height="2.147cm" svg:x="22.243cm" svg:y="3.035cm">
          <draw:text-box>
            <text:p text:style-name="P1"><text:span text:style-name="T4">vagrant-libvirt</text:span></text:p>
            <text:p text:style-name="P1"><text:span text:style-name="T4">192.168.100.0/24</text:span></text:p>
            <text:p text:style-name="P1"><text:span text:style-name="T4">192.168.100.1</text:span></text:p>
          </draw:text-box>
        </draw:frame>
        <draw:g xml:id="id4" draw:id="id4">
          <draw:path draw:style-name="gr25" draw:text-style-name="P5" draw:layer="layout" svg:width="0.831cm" svg:height="0.749cm" svg:x="21.626cm" svg:y="6.373cm" svg:viewBox="0 0 832 750" svg:d="M0 750c362 0 832-214 832-428 0-215-14-322-278-322 0 230-554 443-554 750z">
            <text:p/>
          </draw:path>
          <draw:path draw:style-name="gr26" draw:text-style-name="P12" draw:layer="layout" svg:width="2.032cm" svg:height="1.286cm" svg:x="20.2cm" svg:y="5.873cm" svg:viewBox="0 0 2033 1287" svg:d="M2033 0c0 0 0 858 0 643 1 376-439 644-1015 644-577 0-1017-268-1018-644 1 1 0-268 0-643 0 375 462 643 1017 643s1016-268 1016-643z">
            <text:p text:style-name="P6"><text:span text:style-name="T2">virbr1</text:span></text:p>
          </draw:path>
          <draw:path draw:style-name="gr27" draw:text-style-name="P8" draw:layer="layout" svg:width="2.032cm" svg:height="1.284cm" svg:x="20.147cm" svg:y="5.248cm" svg:viewBox="0 0 2033 1285" svg:d="M1016 0c577 0 1017 278 1017 642 0 365-440 643-1017 643-576 0-1016-278-1016-643 0-364 440-642 1016-642z">
            <text:p/>
          </draw:path>
          <draw:polygon draw:style-name="gr28" draw:text-style-name="P9" draw:layer="layout" svg:width="0.554cm" svg:height="0.321cm" svg:x="21.256cm" svg:y="5.945cm" svg:viewBox="0 0 555 322" draw:points="278,0 185,54 555,268 462,322 92,107 0,161 0,0">
            <text:p/>
          </draw:polygon>
          <draw:polygon draw:style-name="gr29" draw:text-style-name="P9" draw:layer="layout" svg:width="0.553cm" svg:height="0.321cm" svg:x="20.517cm" svg:y="5.516cm" svg:viewBox="0 0 554 322" draw:points="462,214 554,161 554,322 277,322 369,268 0,54 92,0">
            <text:p/>
          </draw:polygon>
          <draw:polygon draw:style-name="gr30" draw:text-style-name="P9" draw:layer="layout" svg:width="0.554cm" svg:height="0.321cm" svg:x="20.517cm" svg:y="5.945cm" svg:viewBox="0 0 555 322" draw:points="92,214 463,0 555,54 185,268 277,322 0,322 0,161">
            <text:p/>
          </draw:polygon>
          <draw:polygon draw:style-name="gr31" draw:text-style-name="P9" draw:layer="layout" svg:width="0.553cm" svg:height="0.321cm" svg:x="21.256cm" svg:y="5.516cm" svg:viewBox="0 0 554 322" draw:points="369,54 277,0 554,0 554,161 462,107 92,322 0,268">
            <text:p/>
          </draw:polygon>
          <draw:path draw:style-name="gr32" draw:text-style-name="P10" draw:layer="layout" svg:width="2.033cm" svg:height="1.928cm" svg:x="20.147cm" svg:y="5.248cm" svg:viewBox="0 0 2034 1929" svg:d="M1016 0c577 0 1018 279 1018 643l-1 643c0 375-462 643-1016 643s-1017-268-1017-643c0 0 1-643 0-644 0-364 440-642 1016-642z">
            <text:p/>
          </draw:path>
        </draw:g>
        <draw:frame draw:style-name="gr15" draw:text-style-name="P14" draw:layer="layout" svg:width="3.683cm" svg:height="1.673cm" svg:x="22.233cm" svg:y="5.436cm">
          <draw:text-box>
            <text:p text:style-name="P1"><text:span text:style-name="T5">deploy_network</text:span></text:p>
            <text:p text:style-name="P1"><text:span text:style-name="T5">192.168.25.0/24</text:span></text:p>
            <text:p text:style-name="P1"><text:span text:style-name="T5">192.168.25.1</text:span></text:p>
          </draw:text-box>
        </draw:frame>
        <draw:g xml:id="id9" draw:id="id9">
          <draw:path draw:style-name="gr33" draw:text-style-name="P5" draw:layer="layout" svg:width="0.831cm" svg:height="0.749cm" svg:x="21.636cm" svg:y="11.172cm" svg:viewBox="0 0 832 750" svg:d="M0 750c362 0 832-214 832-428 0-215-14-322-278-322 0 230-554 443-554 750z">
            <text:p/>
          </draw:path>
          <draw:path draw:style-name="gr34" draw:text-style-name="P12" draw:layer="layout" svg:width="2.032cm" svg:height="1.286cm" svg:x="20.21cm" svg:y="10.672cm" svg:viewBox="0 0 2033 1287" svg:d="M2033 0c0 0 0 858 0 643 1 376-439 644-1015 644-577 0-1017-268-1018-644 1 1 0-268 0-643 0 375 462 643 1017 643s1016-268 1016-643z">
            <text:p text:style-name="P6"><text:span text:style-name="T2">virbr3</text:span></text:p>
          </draw:path>
          <draw:path draw:style-name="gr35" draw:text-style-name="P8" draw:layer="layout" svg:width="2.032cm" svg:height="1.284cm" svg:x="20.157cm" svg:y="10.047cm" svg:viewBox="0 0 2033 1285" svg:d="M1016 0c577 0 1017 278 1017 642 0 365-440 643-1017 643-576 0-1016-278-1016-643 0-364 440-642 1016-642z">
            <text:p/>
          </draw:path>
          <draw:polygon draw:style-name="gr36" draw:text-style-name="P9" draw:layer="layout" svg:width="0.554cm" svg:height="0.321cm" svg:x="21.266cm" svg:y="10.744cm" svg:viewBox="0 0 555 322" draw:points="278,0 185,54 555,268 462,322 92,107 0,161 0,0">
            <text:p/>
          </draw:polygon>
          <draw:polygon draw:style-name="gr37" draw:text-style-name="P9" draw:layer="layout" svg:width="0.553cm" svg:height="0.321cm" svg:x="20.527cm" svg:y="10.315cm" svg:viewBox="0 0 554 322" draw:points="462,214 554,161 554,322 277,322 369,268 0,54 92,0">
            <text:p/>
          </draw:polygon>
          <draw:polygon draw:style-name="gr38" draw:text-style-name="P9" draw:layer="layout" svg:width="0.554cm" svg:height="0.321cm" svg:x="20.527cm" svg:y="10.744cm" svg:viewBox="0 0 555 322" draw:points="92,214 463,0 555,54 185,268 277,322 0,322 0,161">
            <text:p/>
          </draw:polygon>
          <draw:polygon draw:style-name="gr39" draw:text-style-name="P9" draw:layer="layout" svg:width="0.553cm" svg:height="0.321cm" svg:x="21.266cm" svg:y="10.315cm" svg:viewBox="0 0 554 322" draw:points="369,54 277,0 554,0 554,161 462,107 92,322 0,268">
            <text:p/>
          </draw:polygon>
          <draw:path draw:style-name="gr40" draw:text-style-name="P10" draw:layer="layout" svg:width="2.033cm" svg:height="1.928cm" svg:x="20.157cm" svg:y="10.047cm" svg:viewBox="0 0 2034 1929" svg:d="M1016 0c577 0 1018 279 1018 643l-1 643c0 375-462 643-1016 643s-1017-268-1017-643c0 0 1-643 0-644 0-364 440-642 1016-642z">
            <text:p/>
          </draw:path>
        </draw:g>
        <draw:frame draw:style-name="gr15" draw:text-style-name="P15" draw:layer="layout" svg:width="3.683cm" svg:height="1.673cm" svg:x="22.243cm" svg:y="10.235cm">
          <draw:text-box>
            <text:p text:style-name="P1"><text:span text:style-name="T6">tenant_network</text:span></text:p>
            <text:p text:style-name="P1"><text:span text:style-name="T6">192.168.27.0/24</text:span></text:p>
            <text:p text:style-name="P1"><text:span text:style-name="T6">192.168.27.1</text:span></text:p>
          </draw:text-box>
        </draw:frame>
        <draw:connector draw:style-name="gr41" draw:text-style-name="P16" draw:layer="layout" draw:line-skew="-0.145cm 6.355cm" svg:x1="3.274cm" svg:y1="13.61cm" svg:x2="20.157cm" svg:y2="3.811cm" draw:start-shape="id1" draw:start-glue-point="2" draw:end-shape="id2" draw:end-glue-point="3" svg:d="M3274 13610v355h15395v-10154h1488" svg:viewBox="0 0 16884 10155">
          <text:p/>
        </draw:connector>
        <draw:connector draw:style-name="gr42" draw:text-style-name="P16" draw:layer="layout" draw:line-skew="0.109cm 4.298cm" svg:x1="5.874cm" svg:y1="13.61cm" svg:x2="20.147cm" svg:y2="6.212cm" draw:start-shape="id3" draw:start-glue-point="2" draw:end-shape="id4" draw:end-glue-point="3" svg:d="M5874 13610v609h12033v-8007h2240" svg:viewBox="0 0 14274 8008">
          <text:p/>
        </draw:connector>
        <draw:connector draw:style-name="gr43" draw:text-style-name="P16" draw:layer="layout" draw:line-skew="0.363cm 4.385cm" svg:x1="8.474cm" svg:y1="13.61cm" svg:x2="20.166cm" svg:y2="8.61cm" draw:start-shape="id5" draw:start-glue-point="2" draw:end-shape="id6" draw:end-glue-point="3" svg:d="M8474 13610v863h10830v-5863h862" svg:viewBox="0 0 11693 5864">
          <text:p/>
        </draw:connector>
        <draw:connector draw:style-name="gr43" draw:text-style-name="P16" draw:layer="layout" draw:line-skew="0.363cm 3.085cm" svg:x1="11.074cm" svg:y1="13.61cm" svg:x2="20.166cm" svg:y2="8.61cm" draw:start-shape="id7" draw:start-glue-point="2" draw:end-shape="id6" draw:end-glue-point="3" svg:d="M11074 13610v863h8230v-5863h862" svg:viewBox="0 0 9093 5864">
          <text:p/>
        </draw:connector>
        <draw:connector draw:style-name="gr44" draw:text-style-name="P16" draw:layer="layout" draw:line-skew="0.617cm 2.171cm" svg:x1="13.674cm" svg:y1="13.61cm" svg:x2="20.157cm" svg:y2="11.011cm" draw:start-shape="id8" draw:start-glue-point="2" draw:end-shape="id9" draw:end-glue-point="3" svg:d="M13674 13610v1117h6011v-3716h472" svg:viewBox="0 0 6484 3717">
          <text:p/>
        </draw:connector>
        <draw:connector draw:style-name="gr44" draw:text-style-name="P16" draw:layer="layout" draw:line-skew="0.617cm 0.871cm" svg:x1="16.274cm" svg:y1="13.61cm" svg:x2="20.157cm" svg:y2="11.011cm" draw:start-shape="id10" draw:start-glue-point="2" draw:end-shape="id9" draw:end-glue-point="3" svg:d="M16274 13610v1117h3411v-3716h472" svg:viewBox="0 0 3884 3717">
          <text:p/>
        </draw:connector>
        <draw:connector draw:style-name="gr42" draw:text-style-name="P16" draw:layer="layout" draw:line-skew="0.607cm 4.298cm" svg:x1="5.874cm" svg:y1="8.81cm" svg:x2="20.147cm" svg:y2="6.212cm" draw:start-shape="id11" draw:start-glue-point="2" draw:end-shape="id4" draw:end-glue-point="3" svg:d="M5874 8810v1107h12033v-3705h2240" svg:viewBox="0 0 14274 3706">
          <text:p/>
        </draw:connector>
        <draw:connector draw:style-name="gr41" draw:text-style-name="P16" draw:layer="layout" draw:line-skew="-0.155cm 6.355cm" svg:x1="3.274cm" svg:y1="8.81cm" svg:x2="20.157cm" svg:y2="3.811cm" draw:start-shape="id12" draw:start-glue-point="2" draw:end-shape="id2" draw:end-glue-point="3" svg:d="M3274 8810v345h15395v-5344h1488" svg:viewBox="0 0 16884 5345">
          <text:p/>
        </draw:connector>
        <draw:connector draw:style-name="gr43" draw:text-style-name="P16" draw:layer="layout" svg:x1="8.474cm" svg:y1="8.81cm" svg:x2="20.166cm" svg:y2="8.61cm" draw:start-shape="id13" draw:start-glue-point="2" draw:end-shape="id6" draw:end-glue-point="3" svg:d="M8474 8810v500h6445v-700h5247" svg:viewBox="0 0 11693 701">
          <text:p/>
        </draw:connector>
        <draw:connector draw:style-name="gr43" draw:text-style-name="P16" draw:layer="layout" svg:x1="11.074cm" svg:y1="8.81cm" svg:x2="20.166cm" svg:y2="8.61cm" draw:start-shape="id14" draw:start-glue-point="2" draw:end-shape="id6" draw:end-glue-point="3" svg:d="M11074 8810v500h5145v-700h3947" svg:viewBox="0 0 9093 701">
          <text:p/>
        </draw:connector>
        <draw:connector draw:style-name="gr44" draw:text-style-name="P16" draw:layer="layout" svg:x1="13.674cm" svg:y1="8.81cm" svg:x2="20.157cm" svg:y2="11.011cm" draw:start-shape="id15" draw:start-glue-point="2" draw:end-shape="id9" draw:end-glue-point="3" svg:d="M13674 8810v2201h6483" svg:viewBox="0 0 6484 2202">
          <text:p/>
        </draw:connector>
        <draw:connector draw:style-name="gr44" draw:text-style-name="P16" draw:layer="layout" svg:x1="16.274cm" svg:y1="8.81cm" svg:x2="20.157cm" svg:y2="11.011cm" draw:start-shape="id16" draw:start-glue-point="2" draw:end-shape="id9" draw:end-glue-point="3" svg:d="M16274 8810v2201h3883" svg:viewBox="0 0 3884 2202">
          <text:p/>
        </draw:connector>
        <draw:connector draw:style-name="gr41" draw:text-style-name="P16" draw:layer="layout" draw:line-skew="0cm 6.355cm" svg:x1="3.274cm" svg:y1="4.11cm" svg:x2="20.157cm" svg:y2="3.811cm" draw:start-shape="id17" draw:start-glue-point="2" draw:end-shape="id2" draw:end-glue-point="3" svg:d="M3274 4110v500h15395v-799h1488" svg:viewBox="0 0 16884 800">
          <text:p/>
        </draw:connector>
        <draw:connector draw:style-name="gr42" draw:text-style-name="P16" draw:layer="layout" svg:x1="5.874cm" svg:y1="4.11cm" svg:x2="20.147cm" svg:y2="6.212cm" draw:start-shape="id18" draw:start-glue-point="2" draw:end-shape="id4" draw:end-glue-point="3" svg:d="M5874 4110v2102h14273" svg:viewBox="0 0 14274 2103">
          <text:p/>
        </draw:connector>
        <draw:path draw:style-name="gr44" draw:text-style-name="P16" draw:layer="layout" svg:width="7.849cm" svg:height="1.287cm" draw:transform="rotate (-1.05819312548416) translate (17.4295856523607cm 3.53823867557243cm)" svg:viewBox="0 0 7850 1288" svg:d="M0 1251c3315-2702 5127-225 7850 37">
          <text:p/>
        </draw:path>
        <draw:path draw:style-name="gr44" draw:text-style-name="P16" draw:layer="layout" svg:width="9.469cm" svg:height="1.78cm" draw:transform="rotate (-0.816639557008148) translate (14.9399892826954cm 2.92074105867647cm)" svg:viewBox="0 0 9470 1781" svg:d="M0 1737c7684-4166 6573 541 9470 0">
          <text:p/>
        </draw:path>
        <draw:path draw:style-name="gr43" draw:text-style-name="P16" draw:layer="layout" svg:width="12.527cm" svg:height="2.144cm" draw:transform="rotate (-0.367391807544807) translate (9.02946224649394cm 2.66673717808343cm)" svg:viewBox="0 0 12528 2145" svg:d="M0 1546c3637 2634 8495-4543 12528 1">
          <text:p/>
        </draw:path>
        <draw:path draw:style-name="gr43" draw:text-style-name="P16" draw:layer="layout" svg:width="10.127cm" svg:height="1.785cm" draw:transform="rotate (-0.456927198172117) translate (11.7431020358537cm 2.74900606791318cm)" svg:viewBox="0 0 10128 1786" svg:d="M0 1517c1992 1517 7027-4073 10128-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top" draw:auto-grow-width="true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0:44:38.611296909</meta:creation-date>
    <dc:date>2018-02-19T14:17:24.103315646</dc:date>
    <meta:editing-duration>PT3H22M59S</meta:editing-duration>
    <meta:editing-cycles>28</meta:editing-cycles>
    <meta:generator>LibreOffice/5.4.5.1$Linux_X86_64 LibreOffice_project/40$Build-1</meta:generator>
    <meta:document-statistic meta:object-count="86"/>
  </office:meta>
</office:document-meta>
</file>